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8c06" officeooo:paragraph-rsid="000e8c0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0fcf14" officeooo:paragraph-rsid="000fcf14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337f2" officeooo:paragraph-rsid="001337f2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font-weight="bold" officeooo:rsid="000fcf14" officeooo:paragraph-rsid="000fcf14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e8c06" officeooo:paragraph-rsid="000e8c0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5pt" fo:font-weight="bold" officeooo:rsid="000e8c06" officeooo:paragraph-rsid="000e8c06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3pt" fo:font-weight="bold" officeooo:rsid="001337f2" officeooo:paragraph-rsid="001337f2" style:font-size-asian="13pt" style:font-weight-asian="bold" style:font-size-complex="13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latório de Projeto – Engenharia do Conhecimento</text:p>
      <text:p text:style-name="P9">Grupo 44</text:p>
      <text:p text:style-name="P8"/>
      <text:p text:style-name="P8"/>
      <text:p text:style-name="P7">Grupo composto por:</text:p>
      <text:list xml:id="list1262373376" text:style-name="L1">
        <text:list-item>
          <text:p text:style-name="P3">Marcelo Muneanu fc56359</text:p>
        </text:list-item>
        <text:list-item>
          <text:p text:style-name="P3">Pedro Elias fc58435</text:p>
        </text:list-item>
        <text:list-item>
          <text:p text:style-name="P3">Pedro Junior fc54555</text:p>
        </text:list-item>
      </text:list>
      <text:p text:style-name="P5"/>
      <text:p text:style-name="P7">Contribuições individuais:</text:p>
      <text:list xml:id="list799959283" text:style-name="L2">
        <text:list-item>
          <text:p text:style-name="P4">Marcelo Munteanu:</text:p>
        </text:list-item>
        <text:list-item>
          <text:p text:style-name="P4">Pedro Elias</text:p>
        </text:list-item>
        <text:list-item>
          <text:p text:style-name="P4">Pedro Junior</text:p>
        </text:list-item>
      </text:list>
      <text:p text:style-name="P5"/>
      <text:p text:style-name="P10">1. Introdução e Objetivos</text:p>
      <text:p text:style-name="P6"/>
      <text:p text:style-name="P6">Este projeto consiste na criação de modelos que possam prever numa determinada amostra, conforme os dados fornecidos pelos docentes da unidade currícular, se houve óbito por covid-19 ou não tendo em conta vários parâmetros específicados no ficheiro .csv.</text:p>
      <text:p text:style-name="P10"/>
      <text:p text:style-name="P10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8:16:29.985462403</meta:creation-date>
    <dc:date>2025-05-21T17:55:58.103315200</dc:date>
    <meta:editing-duration>PT4H11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76" meta:character-count="489" meta:non-whitespace-character-count="430"/>
  </office:meta>
</office:document-meta>
</file>